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withoutfill">
      <style:graphic-properties svg:stroke-width="0.3cm" svg:stroke-color="#1c1c1c" draw:marker-start-width="0.65cm" draw:marker-end-width="0.65cm" draw:fill="none" draw:textarea-vertical-align="middle" fo:padding-top="0.275cm" fo:padding-bottom="0.275cm" fo:padding-left="0.4cm" fo:padding-right="0.4cm"/>
    </style:style>
    <style:style style:name="gr5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6pt" style:font-size-asian="16pt" style:font-size-complex="16pt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P4" style:family="paragraph">
      <style:paragraph-properties fo:text-align="center"/>
      <style:text-properties fo:font-size="18pt" style:font-size-asian="18pt" style:font-size-complex="18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xml:id="id1" draw:id="id1" draw:layer="layout" svg:width="7.4cm" svg:height="1.4cm" svg:x="13.415cm" svg:y="4.4cm">
          <text:p text:style-name="P1">Если : Символ = \n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7.4cm" svg:height="1.4cm" svg:x="22.515cm" svg:y="4.4cm">
          <text:p text:style-name="P1">Если : Токен = Space</text:p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7.4cm" svg:height="1.4cm" svg:x="32.015cm" svg:y="4.4cm">
          <text:p text:style-name="P1">Если : Токен = NUM</text:p>
          <draw:enhanced-geometry svg:viewBox="0 0 21600 21600" draw:type="rectangle" draw:enhanced-path="M 0 0 L 21600 0 21600 21600 0 21600 0 0 Z N"/>
        </draw:custom-shape>
        <draw:custom-shape draw:style-name="gr1" draw:text-style-name="P1" xml:id="id4" draw:id="id4" draw:layer="layout" svg:width="7.4cm" svg:height="1.4cm" svg:x="41.115cm" svg:y="4.4cm">
          <text:p text:style-name="P1">Иначе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20.815cm" svg:y1="5.1cm" svg:x2="22.515cm" svg:y2="5.1cm" draw:start-shape="id1" draw:start-glue-point="1" draw:end-shape="id2" draw:end-glue-point="3" svg:d="M20815 5100h1700" svg:viewBox="0 0 1701 1">
          <text:p/>
        </draw:connector>
        <draw:connector draw:style-name="gr2" draw:text-style-name="P1" draw:layer="layout" svg:x1="29.915cm" svg:y1="5.1cm" svg:x2="32.015cm" svg:y2="5.1cm" draw:start-shape="id2" draw:start-glue-point="1" draw:end-shape="id3" draw:end-glue-point="3" svg:d="M29915 5100h2100" svg:viewBox="0 0 2101 1">
          <text:p/>
        </draw:connector>
        <draw:connector draw:style-name="gr2" draw:text-style-name="P1" draw:layer="layout" svg:x1="39.415cm" svg:y1="5.1cm" svg:x2="41.115cm" svg:y2="5.1cm" draw:start-shape="id3" draw:start-glue-point="1" draw:end-shape="id4" draw:end-glue-point="3" svg:d="M39415 5100h1700" svg:viewBox="0 0 1701 1">
          <text:p/>
        </draw:connector>
        <draw:custom-shape draw:style-name="gr1" draw:text-style-name="P1" xml:id="id5" draw:id="id5" draw:layer="layout" svg:width="7.4cm" svg:height="2.128cm" svg:x="13.415cm" svg:y="7.772cm">
          <text:p text:style-name="P1">Создать новый токен на</text:p>
          <text:p text:style-name="P1">текущей позии</text:p>
          <draw:enhanced-geometry svg:viewBox="0 0 21600 21600" draw:type="rectangle" draw:enhanced-path="M 0 0 L 21600 0 21600 21600 0 21600 0 0 Z N"/>
        </draw:custom-shape>
        <draw:custom-shape draw:style-name="gr1" draw:text-style-name="P1" xml:id="id6" draw:id="id6" draw:layer="layout" svg:width="7.4cm" svg:height="1.4cm" svg:x="22.515cm" svg:y="41.9cm">
          <text:p text:style-name="P1">Если : Симовл = « »</text:p>
          <draw:enhanced-geometry svg:viewBox="0 0 21600 21600" draw:type="rectangle" draw:enhanced-path="M 0 0 L 21600 0 21600 21600 0 21600 0 0 Z N"/>
        </draw:custom-shape>
        <draw:custom-shape draw:style-name="gr1" draw:text-style-name="P1" xml:id="id7" draw:id="id7" draw:layer="layout" svg:width="7.4cm" svg:height="1.7cm" svg:x="31.715cm" svg:y="41.7cm">
          <text:p text:style-name="P1">Если впереди нет</text:p>
          <text:p text:style-name="P1">токенов</text:p>
          <draw:enhanced-geometry svg:viewBox="0 0 21600 21600" draw:type="rectangle" draw:enhanced-path="M 0 0 L 21600 0 21600 21600 0 21600 0 0 Z N"/>
        </draw:custom-shape>
        <draw:custom-shape draw:style-name="gr1" draw:text-style-name="P2" xml:id="id8" draw:id="id8" draw:layer="layout" svg:width="7.4cm" svg:height="3.3cm" svg:x="41.115cm" svg:y="40.9cm">
          <text:p text:style-name="P1"><text:span text:style-name="T1">Если позция край текущего</text:span></text:p>
          <text:p text:style-name="P1"><text:span text:style-name="T1"><text:s/></text:span><text:span text:style-name="T1">токена, вводится</text:span></text:p>
          <text:p text:style-name="P1"><text:span text:style-name="T1"><text:s/></text:span><text:span text:style-name="T1">не пробел, а впереди</text:span></text:p>
          <text:p text:style-name="P1"><text:span text:style-name="T1"><text:s/></text:span><text:span text:style-name="T1">идет не пробельный токен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7.115cm" svg:y1="5.8cm" svg:x2="17.115cm" svg:y2="7.772cm" draw:start-shape="id1" draw:start-glue-point="2" draw:end-shape="id5" draw:end-glue-point="0" svg:d="M17115 5800v1972" svg:viewBox="0 0 1 1973">
          <text:p/>
        </draw:connector>
        <draw:connector draw:style-name="gr2" draw:text-style-name="P1" draw:layer="layout" svg:x1="26.215cm" svg:y1="5.8cm" svg:x2="26.215cm" svg:y2="41.9cm" draw:start-shape="id2" draw:start-glue-point="2" draw:end-shape="id6" draw:end-glue-point="0" svg:d="M26215 5800v36100" svg:viewBox="0 0 1 36101">
          <text:p/>
        </draw:connector>
        <draw:connector draw:style-name="gr2" draw:text-style-name="P1" draw:layer="layout" svg:x1="29.915cm" svg:y1="42.6cm" svg:x2="31.715cm" svg:y2="42.55cm" draw:start-shape="id6" draw:start-glue-point="1" draw:end-shape="id7" draw:end-glue-point="3" svg:d="M29915 42600h900v-50h900" svg:viewBox="0 0 1801 51">
          <text:p/>
        </draw:connector>
        <draw:connector draw:style-name="gr2" draw:text-style-name="P1" draw:layer="layout" svg:x1="39.115cm" svg:y1="42.55cm" svg:x2="41.115cm" svg:y2="42.55cm" draw:start-shape="id7" draw:start-glue-point="1" draw:end-shape="id8" draw:end-glue-point="3" svg:d="M39115 42550h2000" svg:viewBox="0 0 2001 1">
          <text:p/>
        </draw:connector>
        <draw:custom-shape draw:style-name="gr1" draw:text-style-name="P1" xml:id="id9" draw:id="id9" draw:layer="layout" svg:width="7.4cm" svg:height="1.4cm" svg:x="49.815cm" svg:y="41.9cm">
          <text:p text:style-name="P1">Иначе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48.515cm" svg:y1="42.55cm" svg:x2="49.815cm" svg:y2="42.6cm" draw:start-shape="id8" draw:start-glue-point="1" draw:end-shape="id9" svg:d="M48515 42550h650v50h650" svg:viewBox="0 0 1301 51">
          <text:p/>
        </draw:connector>
        <draw:frame draw:style-name="gr3" draw:layer="layout" svg:width="15.162cm" svg:height="0.962cm" svg:x="21.015cm" svg:y="2cm">
          <draw:text-box>
            <text:p>Вынести все дерево условий в одтиельный класс</text:p>
          </draw:text-box>
        </draw:frame>
        <draw:custom-shape draw:style-name="gr1" draw:text-style-name="P1" xml:id="id10" draw:id="id10" draw:layer="layout" svg:width="7.4cm" svg:height="1.8cm" svg:x="22.515cm" svg:y="44.8cm">
          <text:p text:style-name="P1">Добавить пробел в</text:p>
          <text:p text:style-name="P1">Текущий токен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26.215cm" svg:y1="43.3cm" svg:x2="26.215cm" svg:y2="44.8cm" draw:start-shape="id6" draw:start-glue-point="2" draw:end-shape="id10" draw:end-glue-point="0" svg:d="M26215 43300v1500" svg:viewBox="0 0 1 1501">
          <text:p/>
        </draw:connector>
        <draw:custom-shape draw:style-name="gr1" draw:text-style-name="P1" xml:id="id11" draw:id="id11" draw:layer="layout" svg:width="7.4cm" svg:height="1.8cm" svg:x="31.715cm" svg:y="44.8cm">
          <text:p text:style-name="P1">Создаем новый нокен</text:p>
          <text:p text:style-name="P1">на текущкй позиции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35.415cm" svg:y1="43.4cm" svg:x2="35.415cm" svg:y2="44.8cm" draw:start-shape="id7" draw:start-glue-point="2" draw:end-shape="id11" draw:end-glue-point="0" svg:d="M35415 43400v1400" svg:viewBox="0 0 1 1401">
          <text:p/>
        </draw:connector>
        <draw:custom-shape draw:style-name="gr1" draw:text-style-name="P1" xml:id="id12" draw:id="id12" draw:layer="layout" svg:width="7.4cm" svg:height="2.2cm" svg:x="41.1cm" svg:y="46.4cm">
          <text:p text:style-name="P1">Дополняем левую</text:p>
          <text:p text:style-name="P1">сторону слудующего</text:p>
          <text:p text:style-name="P1">токена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44.815cm" svg:y1="44.2cm" svg:x2="44.8cm" svg:y2="46.4cm" draw:start-shape="id8" draw:start-glue-point="2" draw:end-shape="id12" draw:end-glue-point="0" svg:d="M44815 44200v1100h-15v1100" svg:viewBox="0 0 16 2201">
          <text:p/>
        </draw:connector>
        <draw:custom-shape draw:style-name="gr1" draw:text-style-name="P1" xml:id="id13" draw:id="id13" draw:layer="layout" svg:width="7.4cm" svg:height="2.2cm" svg:x="49.815cm" svg:y="44.8cm">
          <text:p text:style-name="P1">Делаеам врезку нового </text:p>
          <text:p text:style-name="P1">токена по текущей</text:p>
          <text:p text:style-name="P1">позии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53.515cm" svg:y1="43.3cm" svg:x2="53.515cm" svg:y2="44.8cm" draw:start-shape="id9" draw:start-glue-point="2" draw:end-shape="id13" draw:end-glue-point="0" svg:d="M53515 43300v1500" svg:viewBox="0 0 1 1501">
          <text:p/>
        </draw:connector>
        <draw:custom-shape draw:style-name="gr1" draw:text-style-name="P1" xml:id="id14" draw:id="id14" draw:layer="layout" svg:width="7.4cm" svg:height="1.4cm" svg:x="32.015cm" svg:y="32.7cm">
          <text:p text:style-name="P1">Если : Символ = число</text:p>
          <text:p text:style-name="P1">или точка</text:p>
          <draw:enhanced-geometry svg:viewBox="0 0 21600 21600" draw:type="rectangle" draw:enhanced-path="M 0 0 L 21600 0 21600 21600 0 21600 0 0 Z N"/>
        </draw:custom-shape>
        <draw:custom-shape draw:style-name="gr1" draw:text-style-name="P1" xml:id="id15" draw:id="id15" draw:layer="layout" svg:width="7.8cm" svg:height="1.4cm" svg:x="41.115cm" svg:y="32.7cm">
          <text:p text:style-name="P1">Если : Символ = не число</text:p>
          <text:p text:style-name="P1">и не точка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35.715cm" svg:y1="5.8cm" svg:x2="35.715cm" svg:y2="32.7cm" draw:start-shape="id3" draw:start-glue-point="2" draw:end-shape="id14" draw:end-glue-point="0" svg:d="M35715 5800v26900" svg:viewBox="0 0 1 26901">
          <text:p/>
        </draw:connector>
        <draw:connector draw:style-name="gr2" draw:text-style-name="P1" draw:layer="layout" svg:x1="39.415cm" svg:y1="33.4cm" svg:x2="41.115cm" svg:y2="33.4cm" draw:start-shape="id14" draw:start-glue-point="1" draw:end-shape="id15" draw:end-glue-point="3" svg:d="M39415 33400h1700" svg:viewBox="0 0 1701 1">
          <text:p/>
        </draw:connector>
        <draw:custom-shape draw:style-name="gr1" draw:text-style-name="P1" xml:id="id17" draw:id="id17" draw:layer="layout" svg:width="7.4cm" svg:height="1.4cm" svg:x="32.015cm" svg:y="35.4cm">
          <text:p text:style-name="P1">Доавбляем символ в </text:p>
          <text:p text:style-name="P1">текущий токен</text:p>
          <draw:enhanced-geometry svg:viewBox="0 0 21600 21600" draw:type="rectangle" draw:enhanced-path="M 0 0 L 21600 0 21600 21600 0 21600 0 0 Z N"/>
        </draw:custom-shape>
        <draw:custom-shape draw:style-name="gr1" draw:text-style-name="P1" xml:id="id16" draw:id="id16" draw:layer="layout" svg:width="7.4cm" svg:height="2.128cm" svg:x="41.315cm" svg:y="35.372cm">
          <text:p text:style-name="P1">Создать новый токен на</text:p>
          <text:p text:style-name="P1">текущей позии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45.015cm" svg:y1="34.1cm" svg:x2="45.015cm" svg:y2="35.372cm" draw:start-shape="id15" draw:start-glue-point="2" draw:end-shape="id16" draw:end-glue-point="0" svg:d="M45015 34100v1272" svg:viewBox="0 0 1 1273">
          <text:p/>
        </draw:connector>
        <draw:connector draw:style-name="gr2" draw:text-style-name="P1" draw:layer="layout" svg:x1="35.715cm" svg:y1="34.1cm" svg:x2="35.715cm" svg:y2="35.4cm" draw:start-shape="id14" draw:start-glue-point="2" draw:end-shape="id17" draw:end-glue-point="0" svg:d="M35715 34100v1300" svg:viewBox="0 0 1 1301">
          <text:p/>
        </draw:connector>
        <draw:custom-shape draw:style-name="gr1" draw:text-style-name="P1" xml:id="id18" draw:id="id18" draw:layer="layout" svg:width="7.4cm" svg:height="1.4cm" svg:x="41.115cm" svg:y="7.1cm">
          <text:p text:style-name="P1">Если : Символ = не</text:p>
          <text:p text:style-name="P1">пробел</text:p>
          <draw:enhanced-geometry svg:viewBox="0 0 21600 21600" draw:type="rectangle" draw:enhanced-path="M 0 0 L 21600 0 21600 21600 0 21600 0 0 Z N"/>
        </draw:custom-shape>
        <draw:custom-shape draw:style-name="gr1" draw:text-style-name="P1" xml:id="id19" draw:id="id19" draw:layer="layout" svg:width="7.4cm" svg:height="1.4cm" svg:x="50.115cm" svg:y="7.1cm">
          <text:p text:style-name="P1">Если : Символ = пробел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44.815cm" svg:y1="5.8cm" svg:x2="44.815cm" svg:y2="7.1cm" draw:start-shape="id4" draw:start-glue-point="2" draw:end-shape="id18" draw:end-glue-point="0" svg:d="M44815 5800v1300" svg:viewBox="0 0 1 1301">
          <text:p/>
        </draw:connector>
        <draw:connector draw:style-name="gr2" draw:text-style-name="P1" draw:layer="layout" svg:x1="48.515cm" svg:y1="7.8cm" svg:x2="50.115cm" svg:y2="7.8cm" draw:start-shape="id18" draw:start-glue-point="1" draw:end-shape="id19" draw:end-glue-point="3" svg:d="M48515 7800h1600" svg:viewBox="0 0 1601 1">
          <text:p/>
        </draw:connector>
        <draw:custom-shape draw:style-name="gr1" draw:text-style-name="P1" xml:id="id20" draw:id="id20" draw:layer="layout" svg:width="7.4cm" svg:height="1.4cm" svg:x="41.115cm" svg:y="17.9cm">
          <text:p text:style-name="P1">Если впереди есть</text:p>
          <text:p text:style-name="P1">токен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44.815cm" svg:y1="8.5cm" svg:x2="44.815cm" svg:y2="17.9cm" draw:start-shape="id18" draw:start-glue-point="2" draw:end-shape="id20" draw:end-glue-point="0" svg:d="M44815 8500v9400" svg:viewBox="0 0 1 9401">
          <text:p/>
        </draw:connector>
        <draw:custom-shape draw:style-name="gr1" draw:text-style-name="P1" xml:id="id21" draw:id="id21" draw:layer="layout" svg:width="7.4cm" svg:height="1.8cm" svg:x="50.115cm" svg:y="17.7cm">
          <text:p text:style-name="P1">Если символ является</text:p>
          <text:p text:style-name="P1">комплиментарным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48.515cm" svg:y1="18.6cm" svg:x2="50.115cm" svg:y2="18.6cm" draw:start-shape="id20" draw:start-glue-point="1" draw:end-shape="id21" draw:end-glue-point="3" svg:d="M48515 18600h1600" svg:viewBox="0 0 1601 1">
          <text:p/>
        </draw:connector>
        <draw:custom-shape draw:style-name="gr1" draw:text-style-name="P3" xml:id="id22" draw:id="id22" draw:layer="layout" svg:width="7.4cm" svg:height="1.9cm" svg:x="41.115cm" svg:y="23.9cm">
          <text:p text:style-name="P3"><text:span text:style-name="T2">Если ввод происходит в пустую</text:span></text:p>
          <text:p text:style-name="P3"><text:span text:style-name="T2">комплиментарную комбинацию</text:span></text:p>
          <text:p text:style-name="P3"><text:span text:style-name="T2">типа (*)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44.815cm" svg:y1="19.3cm" svg:x2="44.815cm" svg:y2="23.9cm" draw:start-shape="id20" draw:start-glue-point="2" draw:end-shape="id22" draw:end-glue-point="0" svg:d="M44815 19300v4600" svg:viewBox="0 0 1 4601">
          <text:p/>
        </draw:connector>
        <draw:custom-shape draw:style-name="gr1" draw:text-style-name="P3" xml:id="id23" draw:id="id23" draw:layer="layout" svg:width="7.4cm" svg:height="1.9cm" svg:x="50.215cm" svg:y="23.9cm">
          <text:p text:style-name="P3"><text:span text:style-name="T2">Если ввод происходит в не </text:span></text:p>
          <text:p text:style-name="P3"><text:span text:style-name="T2">пустую комплиментарную </text:span></text:p>
          <text:p text:style-name="P3"><text:span text:style-name="T2">комбинацию типа (*xxx)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48.515cm" svg:y1="24.85cm" svg:x2="50.215cm" svg:y2="24.85cm" draw:start-shape="id22" draw:start-glue-point="1" draw:end-shape="id23" draw:end-glue-point="3" svg:d="M48515 24850h1700" svg:viewBox="0 0 1701 1">
          <text:p/>
        </draw:connector>
        <draw:custom-shape draw:style-name="gr1" draw:text-style-name="P1" xml:id="id24" draw:id="id24" draw:layer="layout" svg:width="7.4cm" svg:height="2.128cm" svg:x="41.115cm" svg:y="26.772cm">
          <text:p text:style-name="P1">Создать новый токен на</text:p>
          <text:p text:style-name="P1">текущей позии</text:p>
          <draw:enhanced-geometry svg:viewBox="0 0 21600 21600" draw:type="rectangle" draw:enhanced-path="M 0 0 L 21600 0 21600 21600 0 21600 0 0 Z N"/>
        </draw:custom-shape>
        <draw:custom-shape draw:style-name="gr1" draw:text-style-name="P1" xml:id="id25" draw:id="id25" draw:layer="layout" svg:width="7.4cm" svg:height="2.2cm" svg:x="50.215cm" svg:y="26.8cm">
          <text:p text:style-name="P1">Дополняем левую</text:p>
          <text:p text:style-name="P1">сторону слудующего</text:p>
          <text:p text:style-name="P1">токена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44.815cm" svg:y1="25.8cm" svg:x2="44.815cm" svg:y2="26.772cm" draw:start-shape="id22" draw:start-glue-point="2" draw:end-shape="id24" draw:end-glue-point="0" svg:d="M44815 25800v972" svg:viewBox="0 0 1 973">
          <text:p/>
        </draw:connector>
        <draw:connector draw:style-name="gr2" draw:text-style-name="P1" draw:layer="layout" svg:x1="53.915cm" svg:y1="25.8cm" svg:x2="53.915cm" svg:y2="26.8cm" draw:start-shape="id23" draw:start-glue-point="2" draw:end-shape="id25" draw:end-glue-point="0" svg:d="M53915 25800v1000" svg:viewBox="0 0 1 1001">
          <text:p/>
        </draw:connector>
        <draw:custom-shape draw:style-name="gr1" draw:text-style-name="P1" xml:id="id26" draw:id="id26" draw:layer="layout" svg:width="7.4cm" svg:height="2.128cm" svg:x="50.115cm" svg:y="20.772cm">
          <text:p text:style-name="P1">Создать новый токен на</text:p>
          <text:p text:style-name="P1">текущей позии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53.815cm" svg:y1="19.5cm" svg:x2="53.815cm" svg:y2="20.772cm" draw:start-shape="id21" draw:start-glue-point="2" draw:end-shape="id26" draw:end-glue-point="0" svg:d="M53815 19500v1272" svg:viewBox="0 0 1 1273">
          <text:p/>
        </draw:connector>
        <draw:custom-shape draw:style-name="gr1" draw:text-style-name="P1" xml:id="id27" draw:id="id27" draw:layer="layout" svg:width="9.069cm" svg:height="2.169cm" svg:x="59.146cm" svg:y="17.5cm">
          <text:p text:style-name="P1">Если символ является</text:p>
          <text:p text:style-name="P1">левой частью </text:p>
          <text:p text:style-name="P1">комплиметарной комбинации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57.515cm" svg:y1="18.6cm" svg:x2="59.146cm" svg:y2="18.584cm" draw:start-shape="id21" draw:start-glue-point="1" draw:end-shape="id27" draw:end-glue-point="3" svg:d="M57515 18600h815v-16h816" svg:viewBox="0 0 1632 17">
          <text:p/>
        </draw:connector>
        <draw:custom-shape draw:style-name="gr1" draw:text-style-name="P1" xml:id="id28" draw:id="id28" draw:layer="layout" svg:width="7.4cm" svg:height="2.128cm" svg:x="60.015cm" svg:y="20.772cm">
          <text:p text:style-name="P1">Создать новый токен на</text:p>
          <text:p text:style-name="P1">текущей позии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63.68cm" svg:y1="19.669cm" svg:x2="63.715cm" svg:y2="20.772cm" draw:start-shape="id27" draw:start-glue-point="2" draw:end-shape="id28" draw:end-glue-point="0" svg:d="M63680 19669v551h35v552" svg:viewBox="0 0 36 1104">
          <text:p/>
        </draw:connector>
        <draw:custom-shape draw:style-name="gr1" draw:text-style-name="P3" xml:id="id29" draw:id="id29" draw:layer="layout" svg:width="9.069cm" svg:height="2.169cm" svg:x="69.715cm" svg:y="17.52cm">
          <text:p text:style-name="P3"><text:span text:style-name="T2">Если символ являет началом</text:span></text:p>
          <text:p text:style-name="P3"><text:span text:style-name="T2">оператора присвоения или логической</text:span></text:p>
          <text:p text:style-name="P3"><text:span text:style-name="T2">операции (!=&lt;&gt;)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68.215cm" svg:y1="18.584cm" svg:x2="69.715cm" svg:y2="18.604cm" draw:start-shape="id27" draw:start-glue-point="1" draw:end-shape="id29" draw:end-glue-point="3" svg:d="M68215 18584h749v20h751" svg:viewBox="0 0 1501 21">
          <text:p/>
        </draw:connector>
        <draw:custom-shape draw:style-name="gr1" draw:text-style-name="P1" xml:id="id30" draw:id="id30" draw:layer="layout" svg:width="7.4cm" svg:height="2.128cm" svg:x="70.515cm" svg:y="20.772cm">
          <text:p text:style-name="P1">Создать новый токен на</text:p>
          <text:p text:style-name="P1">текущей позии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74.249cm" svg:y1="19.689cm" svg:x2="74.215cm" svg:y2="20.772cm" draw:start-shape="id29" draw:start-glue-point="2" draw:end-shape="id30" draw:end-glue-point="0" svg:d="M74249 19689v541h-34v542" svg:viewBox="0 0 35 1084">
          <text:p/>
        </draw:connector>
        <draw:custom-shape draw:style-name="gr1" draw:text-style-name="P4" xml:id="id31" draw:id="id31" draw:layer="layout" svg:width="9.069cm" svg:height="2.169cm" svg:x="80.531cm" svg:y="17.559cm">
          <text:p text:style-name="P4"><text:span text:style-name="T3">Если символ точка, а текущий</text:span></text:p>
          <text:p text:style-name="P4"><text:span text:style-name="T3">токен это число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78.784cm" svg:y1="18.604cm" svg:x2="80.531cm" svg:y2="18.643cm" draw:start-shape="id29" draw:start-glue-point="1" draw:end-shape="id31" draw:end-glue-point="3" svg:d="M78784 18604h873v39h874" svg:viewBox="0 0 1748 40">
          <text:p/>
        </draw:connector>
        <draw:custom-shape draw:style-name="gr1" draw:text-style-name="P1" xml:id="id32" draw:id="id32" draw:layer="layout" svg:width="7.4cm" svg:height="1.4cm" svg:x="81.344cm" svg:y="21.099cm">
          <text:p text:style-name="P1">Доавбляем символ в </text:p>
          <text:p text:style-name="P1">текущий токен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85.065cm" svg:y1="19.728cm" svg:x2="85.044cm" svg:y2="21.099cm" draw:start-shape="id31" draw:start-glue-point="2" draw:end-shape="id32" draw:end-glue-point="0" svg:d="M85065 19728v685h-21v686" svg:viewBox="0 0 22 1372">
          <text:p/>
        </draw:connector>
        <draw:custom-shape draw:style-name="gr1" draw:text-style-name="P4" xml:id="id33" draw:id="id33" draw:layer="layout" svg:width="9.069cm" svg:height="2.169cm" svg:x="91.131cm" svg:y="17.6cm">
          <text:p text:style-name="P4"><text:span text:style-name="T3">Если текущий токен это </text:span></text:p>
          <text:p text:style-name="P4"><text:span text:style-name="T3">перенос строки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34" draw:id="id34" draw:layer="layout" svg:width="7.4cm" svg:height="2.128cm" svg:x="92cm" svg:y="20.872cm">
          <text:p text:style-name="P1">Создать новый токен на</text:p>
          <text:p text:style-name="P1">текущей позии с</text:p>
          <text:p text:style-name="P1">инкрементом строки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95.665cm" svg:y1="19.769cm" svg:x2="95.7cm" svg:y2="20.872cm" draw:start-shape="id33" draw:start-glue-point="2" draw:end-shape="id34" draw:end-glue-point="0" svg:d="M95665 19769v551h35v552" svg:viewBox="0 0 36 1104">
          <text:p/>
        </draw:connector>
        <draw:connector draw:style-name="gr2" draw:text-style-name="P1" draw:layer="layout" svg:x1="89.6cm" svg:y1="18.643cm" svg:x2="91.131cm" svg:y2="18.684cm" draw:start-shape="id31" draw:start-glue-point="1" draw:end-shape="id33" draw:end-glue-point="3" svg:d="M89600 18643h765v41h766" svg:viewBox="0 0 1532 42">
          <text:p/>
        </draw:connector>
        <draw:custom-shape draw:style-name="gr1" draw:text-style-name="P4" xml:id="id35" draw:id="id35" draw:layer="layout" svg:width="9.069cm" svg:height="2.169cm" svg:x="102.131cm" svg:y="17.6cm">
          <text:p text:style-name="P4"><text:span text:style-name="T3">Инче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00.2cm" svg:y1="18.684cm" svg:x2="102.131cm" svg:y2="18.684cm" draw:start-shape="id33" draw:start-glue-point="1" draw:end-shape="id35" draw:end-glue-point="3" svg:d="M100200 18684h1931" svg:viewBox="0 0 1932 1">
          <text:p/>
        </draw:connector>
        <draw:custom-shape draw:style-name="gr1" draw:text-style-name="P1" xml:id="id36" draw:id="id36" draw:layer="layout" svg:width="7.4cm" svg:height="1.4cm" svg:x="102.956cm" svg:y="21.4cm">
          <text:p text:style-name="P1">Доавбляем символ в </text:p>
          <text:p text:style-name="P1">текущий токен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06.665cm" svg:y1="19.769cm" svg:x2="106.656cm" svg:y2="21.4cm" draw:start-shape="id35" draw:start-glue-point="2" draw:end-shape="id36" draw:end-glue-point="0" svg:d="M106665 19769v815h-9v816" svg:viewBox="0 0 10 1632">
          <text:p/>
        </draw:connector>
        <draw:polyline draw:style-name="gr4" draw:text-style-name="P1" draw:layer="layout" svg:width="8.899cm" svg:height="37.299cm" draw:transform="rotate (-1.5707963267949) translate (49.4cm 3.09999999999996cm)" svg:viewBox="0 0 8900 37300" draw:points="400,37300 8900,37300 8900,26800 3400,26800 3400,0 0,0 0,37300 400,37300 800,37300">
          <text:p/>
        </draw:polyline>
        <draw:frame draw:style-name="gr3" draw:layer="layout" svg:width="2.83cm" svg:height="0.962cm" svg:x="12.27cm" svg:y="3.3cm">
          <draw:text-box>
            <text:p>firstStep</text:p>
          </draw:text-box>
        </draw:frame>
        <draw:polygon draw:style-name="gr4" draw:text-style-name="P1" draw:layer="layout" svg:width="8.199cm" svg:height="37.099cm" draw:transform="rotate (-1.5707963267949) translate (58.5cm 39.8cm)" svg:viewBox="0 0 8200 37100" draw:points="400,37100 8100,37100 8100,18600 4800,18600 4800,9400 8200,9400 8200,0 0,0 0,37100 500,37100">
          <text:p/>
        </draw:polygon>
        <draw:custom-shape draw:style-name="gr1" draw:text-style-name="P1" xml:id="id37" draw:id="id37" draw:layer="layout" svg:width="9.069cm" svg:height="2.169cm" svg:x="49.3cm" svg:y="9.7cm">
          <text:p text:style-name="P1">Если текущий токен это</text:p>
          <text:p text:style-name="P1">перенос строки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53.815cm" svg:y1="8.5cm" svg:x2="53.834cm" svg:y2="9.7cm" draw:start-shape="id19" draw:start-glue-point="2" draw:end-shape="id37" svg:d="M53815 8500v600h19v600" svg:viewBox="0 0 20 1201">
          <text:p/>
        </draw:connector>
        <draw:custom-shape draw:style-name="gr1" draw:text-style-name="P1" xml:id="id38" draw:id="id38" draw:layer="layout" svg:width="9.069cm" svg:height="2.169cm" svg:x="59.931cm" svg:y="9.731cm">
          <text:p text:style-name="P1">Если впереди нет </text:p>
          <text:p text:style-name="P1">токенов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58.369cm" svg:y1="10.784cm" svg:x2="59.931cm" svg:y2="10.815cm" draw:start-shape="id37" draw:start-glue-point="1" draw:end-shape="id38" draw:end-glue-point="3" svg:d="M58369 10784h780v31h782" svg:viewBox="0 0 1563 32">
          <text:p/>
        </draw:connector>
        <draw:custom-shape draw:style-name="gr1" draw:text-style-name="P1" xml:id="id39" draw:id="id39" draw:layer="layout" svg:width="9.069cm" svg:height="2.169cm" svg:x="70.8cm" svg:y="9.731cm">
          <text:p text:style-name="P1">Если слудующий токе</text:p>
          <text:p text:style-name="P1">не пробел</text:p>
          <draw:enhanced-geometry svg:viewBox="0 0 21600 21600" draw:type="rectangle" draw:enhanced-path="M 0 0 L 21600 0 21600 21600 0 21600 0 0 Z N"/>
        </draw:custom-shape>
        <draw:custom-shape draw:style-name="gr1" draw:text-style-name="P1" xml:id="id40" draw:id="id40" draw:layer="layout" svg:width="9.069cm" svg:height="2.169cm" svg:x="81.7cm" svg:y="9.7cm">
          <text:p text:style-name="P1">Иначе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69cm" svg:y1="10.815cm" svg:x2="70.8cm" svg:y2="10.815cm" draw:start-shape="id38" draw:start-glue-point="1" draw:end-shape="id39" draw:end-glue-point="3" svg:d="M69000 10815h1800" svg:viewBox="0 0 1801 1">
          <text:p/>
        </draw:connector>
        <draw:connector draw:style-name="gr5" draw:text-style-name="P1" draw:layer="layout" svg:x1="79.869cm" svg:y1="10.815cm" svg:x2="81.7cm" svg:y2="10.784cm" draw:start-shape="id39" draw:start-glue-point="1" draw:end-shape="id40" draw:end-glue-point="3" svg:d="M79869 10815h915v-31h916" svg:viewBox="0 0 1832 32">
          <text:p/>
        </draw:connector>
        <draw:custom-shape draw:style-name="gr1" draw:text-style-name="P1" xml:id="id41" draw:id="id41" draw:layer="layout" svg:width="7.4cm" svg:height="2.128cm" svg:x="50.1cm" svg:y="13.272cm">
          <text:p text:style-name="P1">Создать новый токен на</text:p>
          <text:p text:style-name="P1">текущей позии</text:p>
          <draw:enhanced-geometry svg:viewBox="0 0 21600 21600" draw:type="rectangle" draw:enhanced-path="M 0 0 L 21600 0 21600 21600 0 21600 0 0 Z N"/>
        </draw:custom-shape>
        <draw:custom-shape draw:style-name="gr1" draw:text-style-name="P1" xml:id="id42" draw:id="id42" draw:layer="layout" svg:width="7.4cm" svg:height="2.128cm" svg:x="60.8cm" svg:y="13.2cm">
          <text:p text:style-name="P1">Создать новый токен на</text:p>
          <text:p text:style-name="P1">текущей позии</text:p>
          <draw:enhanced-geometry svg:viewBox="0 0 21600 21600" draw:type="rectangle" draw:enhanced-path="M 0 0 L 21600 0 21600 21600 0 21600 0 0 Z N"/>
        </draw:custom-shape>
        <draw:custom-shape draw:style-name="gr1" draw:text-style-name="P1" xml:id="id43" draw:id="id43" draw:layer="layout" svg:width="7.4cm" svg:height="2.128cm" svg:x="71.6cm" svg:y="13.372cm">
          <text:p text:style-name="P1">Создать новый токен на</text:p>
          <text:p text:style-name="P1">текущей позии</text:p>
          <draw:enhanced-geometry svg:viewBox="0 0 21600 21600" draw:type="rectangle" draw:enhanced-path="M 0 0 L 21600 0 21600 21600 0 21600 0 0 Z N"/>
        </draw:custom-shape>
        <draw:custom-shape draw:style-name="gr1" draw:text-style-name="P1" xml:id="id44" draw:id="id44" draw:layer="layout" svg:width="7.4cm" svg:height="2.128cm" svg:x="82.5cm" svg:y="13.2cm">
          <text:p text:style-name="P1">Делаеам врезку нового </text:p>
          <text:p text:style-name="P1">токена по текущей</text:p>
          <text:p text:style-name="P1">позии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53.834cm" svg:y1="11.869cm" svg:x2="53.8cm" svg:y2="13.272cm" draw:start-shape="id37" draw:start-glue-point="2" draw:end-shape="id41" draw:end-glue-point="0" svg:d="M53834 11869v701h-34v702" svg:viewBox="0 0 35 1404">
          <text:p/>
        </draw:connector>
        <draw:connector draw:style-name="gr5" draw:text-style-name="P1" draw:layer="layout" svg:x1="64.465cm" svg:y1="11.9cm" svg:x2="64.5cm" svg:y2="13.2cm" draw:start-shape="id38" draw:start-glue-point="2" draw:end-shape="id42" draw:end-glue-point="0" svg:d="M64465 11900v650h35v650" svg:viewBox="0 0 36 1301">
          <text:p/>
        </draw:connector>
        <draw:connector draw:style-name="gr5" draw:text-style-name="P1" draw:layer="layout" svg:x1="75.334cm" svg:y1="11.9cm" svg:x2="75.3cm" svg:y2="13.372cm" draw:start-shape="id39" draw:start-glue-point="2" draw:end-shape="id43" draw:end-glue-point="0" svg:d="M75334 11900v736h-34v736" svg:viewBox="0 0 35 1473">
          <text:p/>
        </draw:connector>
        <draw:connector draw:style-name="gr5" draw:text-style-name="P1" draw:layer="layout" svg:x1="86.234cm" svg:y1="11.869cm" svg:x2="86.2cm" svg:y2="13.2cm" draw:start-shape="id40" draw:start-glue-point="2" draw:end-shape="id44" draw:end-glue-point="0" svg:d="M86234 11869v665h-34v666" svg:viewBox="0 0 35 133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Tango_20_Green" draw:display-name="Tango Green" draw:style="linear" draw:start-color="#8ae234" draw:end-color="#4e9a06" draw:start-intensity="100%" draw:end-intensity="100%" draw:angle="300" draw:border="0%"/>
    <draw:hatch draw:name="Black_20_0_20_Degrees" draw:display-name="Black 0 Degrees" draw:style="single" draw:color="#000000" draw:distance="0.102cm" draw:rotation="0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18.9cm" fo:page-height="84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23T19:03:10.463769581</meta:creation-date>
    <dc:date>2015-11-24T10:39:12.930486333</dc:date>
    <meta:editing-duration>PT46S</meta:editing-duration>
    <meta:editing-cycles>2</meta:editing-cycles>
    <meta:generator>LibreOffice/4.2.8.2$Linux_X86_64 LibreOffice_project/420m0$Build-2</meta:generator>
    <meta:document-statistic meta:object-count="91"/>
  </office:meta>
</office:document-meta>
</file>